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bagoSandboxTagLibrary.TobagoSandboxTagLibr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bagoSandboxTagLibrary.addTobagoComponent( String name , String componentType , String rendererType , Class handler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